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0c0c0" draw:textarea-horizontal-align="center" draw:textarea-vertical-align="middle"/>
    </style:style>
    <style:style style:name="gr2" style:family="graphic" style:parent-style-name="standard">
      <style:graphic-properties draw:fill="solid" draw:fill-color="#ffff00" draw:textarea-horizontal-align="center" draw:textarea-vertical-align="middle" draw:shadow="visib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true" draw:auto-grow-width="true" fo:min-height="0cm" fo:min-width="0cm"/>
      <style:paragraph-properties style:writing-mode="tb-rl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layer="layout" svg:width="15.098cm" svg:height="3.539cm" svg:x="2.248cm" svg:y="7.62cm">
          <text:p/>
        </draw:rect>
        <draw:rect draw:style-name="gr1" draw:layer="layout" svg:width="15.163cm" svg:height="5.917cm" svg:x="2.23cm" svg:y="21.123cm">
          <text:p/>
        </draw:rect>
        <draw:rect draw:style-name="gr1" draw:layer="layout" svg:width="15.163cm" svg:height="6.303cm" svg:x="2.183cm" svg:y="0.95cm">
          <text:p/>
        </draw:rect>
        <draw:rect draw:style-name="gr1" draw:layer="layout" svg:width="15.163cm" svg:height="5.53cm" svg:x="2.273cm" svg:y="15.291cm">
          <text:p/>
        </draw:rect>
        <draw:rect draw:style-name="gr1" draw:layer="layout" svg:width="15.098cm" svg:height="3.539cm" svg:x="2.248cm" svg:y="11.45cm">
          <text:p/>
        </draw:rect>
        <draw:ellipse draw:style-name="gr2" draw:text-style-name="P1" draw:id="id1" draw:layer="layout" svg:width="9.115cm" svg:height="1.223cm" svg:x="5.297cm" svg:y="1.067cm">
          <text:p text:style-name="P1">Why a new Language?</text:p>
        </draw:ellipse>
        <draw:ellipse draw:style-name="gr2" draw:text-style-name="P1" draw:id="id2" draw:layer="layout" svg:width="5.875cm" svg:height="1.352cm" svg:x="6.917cm" svg:y="3.171cm">
          <text:p text:style-name="P1">Rascal Concepts</text:p>
        </draw:ellipse>
        <draw:ellipse draw:style-name="gr2" draw:text-style-name="P1" draw:id="id3" draw:layer="layout" svg:width="9.33cm" svg:height="1.469cm" svg:x="5.189cm" svg:y="5.337cm">
          <text:p text:style-name="P1">Some Classical Examples</text:p>
        </draw:ellipse>
        <draw:ellipse draw:style-name="gr2" draw:text-style-name="P1" draw:id="id4" draw:layer="layout" svg:width="10.674cm" svg:height="1.383cm" svg:x="4.517cm" svg:y="8.584cm">
          <text:p text:style-name="P1">Problem Solving Strategies</text:p>
        </draw:ellipse>
        <draw:ellipse draw:style-name="gr2" draw:text-style-name="P1" draw:id="id5" draw:layer="layout" svg:width="6.826cm" svg:height="1.339cm" svg:x="6.441cm" svg:y="12.743cm">
          <text:p text:style-name="P1">Larger Examples</text:p>
        </draw:ellipse>
        <draw:ellipse draw:style-name="gr2" draw:text-style-name="P1" draw:id="id6" draw:layer="layout" svg:width="8.123cm" svg:height="1.209cm" svg:x="5.793cm" svg:y="16.026cm">
          <text:p text:style-name="P1">The Rascal Language</text:p>
        </draw:ellipse>
        <draw:ellipse draw:style-name="gr2" draw:text-style-name="P1" draw:id="id7" draw:layer="layout" svg:width="10.036cm" svg:height="2.16cm" svg:x="4.835cm" svg:y="18.059cm">
          <text:p text:style-name="P1">Built-in Operators and </text:p>
          <text:p text:style-name="P1">Library Functions</text:p>
        </draw:ellipse>
        <draw:ellipse draw:style-name="gr2" draw:text-style-name="P1" draw:id="id10" draw:layer="layout" svg:width="4.795cm" svg:height="1.296cm" svg:x="7.457cm" svg:y="25.354cm">
          <text:p text:style-name="P1">Glossary</text:p>
        </draw:ellipse>
        <draw:ellipse draw:style-name="gr2" draw:text-style-name="P1" draw:id="id9" draw:layer="layout" svg:width="5.485cm" svg:height="1.124cm" svg:x="7.112cm" svg:y="23.281cm">
          <text:p text:style-name="P1">Bibliography</text:p>
        </draw:ellipse>
        <draw:connector draw:style-name="gr3" draw:layer="layout" draw:type="line" svg:x1="9.854cm" svg:y1="2.29cm" svg:x2="9.854cm" svg:y2="3.171cm" draw:start-shape="id1" draw:start-glue-point="2" draw:end-shape="id2" draw:end-glue-point="0" svg:d="m9854 2290v881">
          <text:p/>
        </draw:connector>
        <draw:connector draw:style-name="gr3" draw:layer="layout" draw:type="line" svg:x1="9.854cm" svg:y1="4.523cm" svg:x2="9.854cm" svg:y2="5.337cm" draw:start-shape="id2" draw:start-glue-point="2" draw:end-shape="id3" draw:end-glue-point="0" svg:d="m9854 4523v814">
          <text:p/>
        </draw:connector>
        <draw:connector draw:style-name="gr3" draw:layer="layout" draw:type="line" svg:x1="9.854cm" svg:y1="6.806cm" svg:x2="9.854cm" svg:y2="8.584cm" draw:start-shape="id3" draw:start-glue-point="2" draw:end-shape="id4" draw:end-glue-point="0" svg:d="m9854 6806v1778">
          <text:p/>
        </draw:connector>
        <draw:connector draw:style-name="gr3" draw:layer="layout" draw:type="line" svg:x1="9.854cm" svg:y1="9.967cm" svg:x2="9.854cm" svg:y2="12.743cm" draw:start-shape="id4" draw:end-shape="id5" draw:end-glue-point="0" svg:d="m9854 9967v2776">
          <text:p/>
        </draw:connector>
        <draw:connector draw:style-name="gr3" draw:layer="layout" draw:type="line" svg:x1="9.854cm" svg:y1="14.082cm" svg:x2="9.854cm" svg:y2="16.026cm" draw:start-shape="id5" draw:start-glue-point="2" draw:end-shape="id6" draw:end-glue-point="0" svg:d="m9854 14082v1944">
          <text:p/>
        </draw:connector>
        <draw:connector draw:style-name="gr3" draw:layer="layout" draw:type="line" svg:x1="9.854cm" svg:y1="17.235cm" svg:x2="9.853cm" svg:y2="18.059cm" draw:start-shape="id6" draw:start-glue-point="2" draw:end-shape="id7" svg:d="m9854 17235-1 824">
          <text:p/>
        </draw:connector>
        <draw:connector draw:style-name="gr3" draw:layer="layout" draw:type="line" svg:x1="9.853cm" svg:y1="20.219cm" svg:x2="9.854cm" svg:y2="21.468cm" draw:start-shape="id7" draw:start-glue-point="2" draw:end-shape="id8" draw:end-glue-point="0" svg:d="m9853 20219 1 1249">
          <text:p/>
        </draw:connector>
        <draw:connector draw:style-name="gr3" draw:layer="layout" draw:type="line" svg:x1="9.854cm" svg:y1="24.405cm" svg:x2="9.854cm" svg:y2="25.354cm" draw:start-shape="id9" draw:start-glue-point="2" draw:end-shape="id10" draw:end-glue-point="0" svg:d="m9854 24405v949">
          <text:p/>
        </draw:connector>
        <draw:frame draw:style-name="gr4" draw:layer="layout" svg:width="1.025cm" svg:height="3.439cm" draw:transform="rotate (3.1415926535892) translate (3.592cm 19.802cm)">
          <draw:text-box>
            <text:p>Reference</text:p>
          </draw:text-box>
        </draw:frame>
        <draw:frame draw:style-name="gr4" draw:layer="layout" svg:width="1.025cm" svg:height="3.346cm" draw:transform="rotate (3.1415926535892) translate (3.423cm 14.989cm)">
          <draw:text-box>
            <text:p>Examples</text:p>
          </draw:text-box>
        </draw:frame>
        <draw:frame draw:style-name="gr4" draw:layer="layout" svg:width="1.025cm" svg:height="4.197cm" draw:transform="rotate (3.1415926535892) translate (3.372cm 6.377cm)">
          <draw:text-box>
            <text:p>Introduction</text:p>
          </draw:text-box>
        </draw:frame>
        <draw:ellipse draw:style-name="gr2" draw:text-style-name="P1" draw:id="id8" draw:layer="layout" svg:width="3.931cm" svg:height="0.95cm" svg:x="7.889cm" svg:y="21.468cm">
          <text:p text:style-name="P1">Tables</text:p>
        </draw:ellipse>
        <draw:connector draw:style-name="gr3" draw:layer="layout" draw:type="line" svg:x1="9.854cm" svg:y1="22.418cm" svg:x2="9.854cm" svg:y2="23.281cm" draw:start-shape="id8" draw:start-glue-point="2" draw:end-shape="id9" draw:end-glue-point="0" svg:d="m9854 22418v863">
          <text:p/>
        </draw:connector>
        <draw:frame draw:style-name="gr4" draw:layer="layout" svg:width="1.025cm" svg:height="2.686cm" draw:transform="rotate (3.1415926535892) translate (3.586cm 25.115cm)">
          <draw:text-box>
            <text:p>Support</text:p>
          </draw:text-box>
        </draw:frame>
        <draw:frame draw:style-name="gr4" draw:text-style-name="P2" draw:layer="layout" svg:width="2.049cm" svg:height="2.876cm" draw:transform="rotate (3.1415926535892) translate (4.401cm 10.747cm)">
          <draw:text-box>
            <text:p text:style-name="P2">Problem</text:p>
            <text:p text:style-name="P2">Solvi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03-11-20T08:45:33</meta:creation-date>
    <dc:date>2009-05-16T16:21:35</dc:date>
    <dc:language>en-US</dc:language>
    <meta:editing-cycles>12</meta:editing-cycles>
    <meta:editing-duration>PT01H27M14S</meta:editing-duration>
    <meta:document-statistic meta:object-count="29"/>
    <meta:user-defined meta:name="Info 1"/>
    <meta:user-defined meta:name="Info 2"/>
    <meta:user-defined meta:name="Info 3"/>
    <meta:user-defined meta:name="Info 4"/>
  </office:meta>
</office:document-meta>
</file>